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fo:font-weight="bold" officeooo:rsid="001a69d4" officeooo:paragraph-rsid="001a69d4" style:font-weight-asian="bold" style:font-weight-complex="bold"/>
    </style:style>
    <style:style style:name="P2" style:family="paragraph" style:parent-style-name="Standard">
      <style:text-properties fo:font-weight="bold" officeooo:rsid="002bd2b7" officeooo:paragraph-rsid="002bd2b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a69d4" officeooo:paragraph-rsid="001a69d4"/>
    </style:style>
    <style:style style:name="P4" style:family="paragraph" style:parent-style-name="Text_20_body">
      <style:text-properties officeooo:paragraph-rsid="00277bb5"/>
    </style:style>
    <style:style style:name="P5" style:family="paragraph" style:parent-style-name="Text_20_body">
      <style:text-properties officeooo:paragraph-rsid="00289fa1"/>
    </style:style>
    <style:style style:name="P6" style:family="paragraph" style:parent-style-name="Standard">
      <style:text-properties fo:font-weight="bold" officeooo:rsid="002bd2b7" officeooo:paragraph-rsid="002bd2b7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277bb5"/>
    </style:style>
    <style:style style:name="P9" style:family="paragraph" style:parent-style-name="Text_20_body" style:list-style-name="L2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ENROLLMENT NUMBER: 202504104610136</text:p>
          </table:table-cell>
          <table:table-cell table:style-name="Table1.A1" office:value-type="string">
            <text:p text:style-name="P3">DIVISION : A</text:p>
          </table:table-cell>
          <table:table-cell table:style-name="Table1.A1" office:value-type="string">
            <text:p text:style-name="P3">SET -B</text:p>
          </table:table-cell>
        </table:table-row>
      </table:table>
      <text:p text:style-name="Standard"/>
      <text:p text:style-name="P1">Q1 Answer The Following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A. What is Docker? Explain the components of Docker. Also write step-by-step instructions</text:p>
            <text:p text:style-name="Table_20_Contents">to containerize an application, convert it into a Docker image, execute the container, and</text:p>
            <text:p text:style-name="Table_20_Contents">stop the running container.</text:p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Text_20_body">Docker is an open-source software platform that helps developers build, package, and run applications inside containers.</text:p>
            <text:p text:style-name="P4">A container is a small package that includes:</text:p>
            <text:list text:style-name="L1">
              <text:list-item>
                <text:p text:style-name="P8">Application code</text:p>
              </text:list-item>
              <text:list-item>
                <text:p text:style-name="P8">Required libraries</text:p>
              </text:list-item>
              <text:list-item>
                <text:p text:style-name="P8">Dependencies</text:p>
              </text:list-item>
              <text:list-item>
                <text:p text:style-name="P7">System tools</text:p>
              </text:list-item>
            </text:list>
            <text:p text:style-name="Text_20_body"/>
            <text:p text:style-name="Text_20_body">Main Components of Docker</text:p>
            <text:p text:style-name="Text_20_body">1. Docker Engine</text:p>
            <text:p text:style-name="Text_20_body">This is the main part of Docker.</text:p>
            <text:p text:style-name="Text_20_body">It runs and manages containers on your system.</text:p>
            <text:p text:style-name="Text_20_body"/>
            <text:p text:style-name="Text_20_body">2. Docker Client</text:p>
            <text:p text:style-name="Text_20_body">It is the command-line tool used to give instructions to Docker.</text:p>
            <text:p text:style-name="Text_20_body">Example commands:</text:p>
            <text:list text:style-name="L2">
              <text:list-item>
                <text:p text:style-name="P9">docker build</text:p>
              </text:list-item>
              <text:list-item>
                <text:p text:style-name="P9">docker run</text:p>
              </text:list-item>
              <text:list-item>
                <text:p text:style-name="P9">docker stop</text:p>
              </text:list-item>
            </text:list>
            <text:p text:style-name="Text_20_body"/>
            <text:p text:style-name="Text_20_body">3. Docker Images</text:p>
            <text:p text:style-name="Text_20_body">A Docker image is like a blueprint of an application.</text:p>
            <text:p text:style-name="Text_20_body">It contains everything needed to run the application.</text:p>
            <text:p text:style-name="Text_20_body">Images are used to create containers.</text:p>
            <text:p text:style-name="Text_20_body"/>
            <text:p text:style-name="Text_20_body"/>
            <text:p text:style-name="Text_20_body"><text:soft-page-break/>4. Docker Containers</text:p>
            <text:p text:style-name="Text_20_body">A container is a running version of a Docker image.</text:p>
            <text:p text:style-name="Text_20_body">It is lightweight and runs the application in an isolated environment.</text:p>
            <text:p text:style-name="Text_20_body"/>
            <text:p text:style-name="Text_20_body">5. Dockerfile</text:p>
            <text:p text:style-name="Text_20_body">A Dockerfile is a text file that contains instructions to create a Docker image.</text:p>
            <text:p text:style-name="Text_20_body"/>
            <text:p text:style-name="Text_20_body">6. Docker Hub</text:p>
            <text:p text:style-name="Text_20_body">Docker Hub is an online storage place where Docker images are stored and shared.</text:p>
            <text:p text:style-name="Text_20_body"/>
            <text:p text:style-name="Text_20_body">Step-by-Step: How to Containerize an Application</text:p>
            <text:p text:style-name="Text_20_body"/>
            <text:p text:style-name="Text_20_body">Step 1: Create Your Application</text:p>
            <text:p text:style-name="Text_20_body">First, create your application files (for example: a simple Node.js or Python app).</text:p>
            <text:p text:style-name="Text_20_body">Step 2: Create a Dockerfile</text:p>
            <text:p text:style-name="Text_20_body">Create a file named Dockerfile in your project folder.</text:p>
            <text:p text:style-name="Text_20_body">In this file, write instructions such as:</text:p>
            <text:p text:style-name="Text_20_body">Which base image to use</text:p>
            <text:p text:style-name="Text_20_body">Copy project files</text:p>
            <text:p text:style-name="Text_20_body">Install dependencies</text:p>
            <text:p text:style-name="Text_20_body">Run the application</text:p>
            <text:p text:style-name="Text_20_body">Step 3: Build Docker Image</text:p>
            <text:p text:style-name="Text_20_body">Open terminal in the project folder and run:</text:p>
            <text:p text:style-name="Text_20_body">docker build -t myapp .</text:p>
            <text:p text:style-name="Text_20_body">This command creates a Docker image named myapp.</text:p>
            <text:p text:style-name="Text_20_body">Step 4: Run the Container</text:p>
            <text:p text:style-name="P5">To run the container, use:</text:p>
            <text:p text:style-name="P5">docker run -d -p 3000:3000 --name mycontainer myapp</text:p>
            <text:p text:style-name="Text_20_body">Now the application will start inside a container.</text:p>
            <text:p text:style-name="Text_20_body">Step 5: Check Running Containers</text:p>
            <text:p text:style-name="Text_20_body">docker ps</text:p>
            <text:p text:style-name="Text_20_body"><text:soft-page-break/>This shows the list of running containers.</text:p>
            <text:p text:style-name="Text_20_body">Step 6: Stop the Running Container</text:p>
            <text:p text:style-name="Text_20_body">docker stop mycontainer</text:p>
            <text:p text:style-name="Text_20_body">This command stops the container.</text:p>
            <text:p text:style-name="Text_20_body">Step 7: Remove Container (Optional)</text:p>
            <text:p text:style-name="P5">docker rm mycoStep-by-Step: How to Containerize an Application</text:p>
          </table:table-cell>
        </table:table-row>
      </table:table>
      <text:p text:style-name="P1"/>
      <text:p text:style-name="P2">Q2 Answer The Following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9:08:50.921379871</meta:creation-date>
    <dc:date>2026-02-24T10:08:22.194567210</dc:date>
    <meta:editing-duration>PT33M33S</meta:editing-duration>
    <meta:editing-cycles>13</meta:editing-cycles>
    <meta:generator>LibreOffice/24.2.7.2$Linux_X86_64 LibreOffice_project/420$Build-2</meta:generator>
    <meta:document-statistic meta:table-count="3" meta:image-count="0" meta:object-count="0" meta:page-count="3" meta:paragraph-count="61" meta:word-count="365" meta:character-count="2197" meta:non-whitespace-character-count="1901"/>
  </office:meta>
</office:document-meta>
</file>